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e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7])" office:value-type="string">
            <text:p>181</text:p>
          </table:table-cell>
          <table:table-cell table:formula="oooc:=SUM([.C3:.C17])" office:value-type="string">
            <text:p>43</text:p>
          </table:table-cell>
          <table:table-cell table:formula="oooc:=SUM([.D3:.D17])" office:value-type="string">
            <text:p>33</text:p>
          </table:table-cell>
          <table:table-cell table:formula="oooc:=SUM([.E3:.E17])" office:value-type="string">
            <text:p>38</text:p>
          </table:table-cell>
          <table:table-cell table:formula="oooc:=SUM([.F3:.F17])" office:value-type="string">
            <text:p>17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ligious Bias</text:p>
          </table:table-cell>
          <table:table-cell table:style-name="ce23" office:value-type="string">
            <text:p>Total</text:p>
          </table:table-cell>
          <table:table-cell table:number-columns-repeated="24" table:style-name="ce24"/>
        </table:table-row>
        <table:table-row table:style-name="ro2">
          <table:table-cell table:style-name="ce25" office:value-type="string">
            <text:p>Anti-Jewish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5" office:value-type="string">
            <text:p>Anti-Catholic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ti-Protestan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Anti-Islamic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ti-Other Religio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nti-Multi-Religious Group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Anti-Atheist/Agnostic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104">
            <text:p>104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Arab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12">
            <text:p>12</text:p>
          </table:table-cell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3">
            <text:p>3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